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center" style:justify-single-word="false" fo:text-indent="0.4cm" style:auto-text-indent="false" fo:background-color="transparent"/>
      <style:text-properties fo:font-size="16pt" fo:font-weight="bold" officeooo:rsid="001e45a3" officeooo:paragraph-rsid="001e45a3" style:font-size-asian="14pt" style:font-weight-asian="bold" style:font-size-complex="16pt" style:font-weight-complex="bold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4cm" style:auto-text-indent="false" style:page-number="auto" fo:background-color="transparent"/>
      <style:text-properties fo:font-weight="bold" officeooo:rsid="00214dff" officeooo:paragraph-rsid="00214dff" style:font-weight-asian="bold" style:font-weight-complex="bold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4cm" style:auto-text-indent="false" style:page-number="auto" fo:background-color="transparent"/>
      <style:text-properties fo:font-size="13pt" fo:font-weight="normal" officeooo:rsid="00296a9c" officeooo:paragraph-rsid="00296a9c" style:font-size-asian="11.3500003814697pt" style:font-weight-asian="normal" style:font-size-complex="13pt" style:font-weight-complex="normal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4cm" style:auto-text-indent="false" style:page-number="auto" fo:background-color="transparent"/>
      <style:text-properties fo:font-size="13pt" fo:font-weight="bold" officeooo:rsid="002cb6e8" officeooo:paragraph-rsid="002cb6e8" style:font-size-asian="11.3500003814697pt" style:font-weight-asian="bold" style:font-size-complex="13pt" style:font-weight-complex="bold"/>
    </style:style>
    <style:style style:name="P5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.4cm" style:auto-text-indent="false" style:page-number="auto" fo:background-color="transparent"/>
      <style:text-properties fo:font-size="16pt" fo:font-weight="bold" officeooo:rsid="001ff974" officeooo:paragraph-rsid="001ff974" style:font-size-asian="14pt" style:font-weight-asian="bold" style:font-size-complex="16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4pt" fo:font-weight="bold" officeooo:rsid="001ff974" officeooo:paragraph-rsid="001ff974" style:font-size-asian="12.25pt" style:font-weight-asian="bold" style:font-size-complex="14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4pt" fo:font-weight="bold" officeooo:rsid="00212832" officeooo:paragraph-rsid="00212832" style:font-size-asian="12.25pt" style:font-weight-asian="bold" style:font-size-complex="14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4pt" fo:font-weight="bold" officeooo:rsid="00231397" officeooo:paragraph-rsid="00231397" style:font-size-asian="12.25pt" style:font-weight-asian="bold" style:font-size-complex="14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4pt" fo:font-weight="bold" officeooo:rsid="00231397" officeooo:paragraph-rsid="0023ff26" style:font-size-asian="12.25pt" style:font-weight-asian="bold" style:font-size-complex="14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4pt" fo:font-weight="bold" officeooo:rsid="002ff561" officeooo:paragraph-rsid="002ff561" style:font-size-asian="12.25pt" style:font-weight-asian="bold" style:font-size-complex="14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weight="bold" officeooo:rsid="00212832" officeooo:paragraph-rsid="00212832" style:font-size-asian="11.3500003814697pt" style:font-weight-asian="bold" style:font-size-complex="13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weight="bold" officeooo:rsid="00214dff" officeooo:paragraph-rsid="00214dff" style:font-size-asian="11.3500003814697pt" style:font-weight-asian="bold" style:font-size-complex="13pt" style:font-weight-complex="bold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weight="bold" officeooo:rsid="00231397" officeooo:paragraph-rsid="00231397" style:font-size-asian="11.3500003814697pt" style:font-weight-asian="bold" style:font-size-complex="13pt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weight="bold" officeooo:rsid="00231397" officeooo:paragraph-rsid="0023ff26" style:font-size-asian="11.3500003814697pt" style:font-weight-asian="bold" style:font-size-complex="13pt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weight="bold" officeooo:rsid="00231397" officeooo:paragraph-rsid="00272806" style:font-size-asian="11.3500003814697pt" style:font-weight-asian="bold" style:font-size-complex="13pt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weight="bold" officeooo:rsid="002b08cb" officeooo:paragraph-rsid="002b08cb" style:font-size-asian="11.3500003814697pt" style:font-weight-asian="bold" style:font-size-complex="13pt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weight="bold" officeooo:rsid="002cb6e8" officeooo:paragraph-rsid="002cb6e8" style:font-size-asian="11.3500003814697pt" style:font-weight-asian="bold" style:font-size-complex="13pt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weight="bold" officeooo:rsid="002e8a8e" officeooo:paragraph-rsid="002e8a8e" style:font-size-asian="11.3500003814697pt" style:font-weight-asian="bold" style:font-size-complex="13pt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weight="bold" officeooo:rsid="002e8ff7" officeooo:paragraph-rsid="002e8ff7" style:font-size-asian="11.3500003814697pt" style:font-weight-asian="bold" style:font-size-complex="13pt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weight="bold" officeooo:rsid="002ff561" officeooo:paragraph-rsid="002ff561" style:font-size-asian="11.3500003814697pt" style:font-weight-asian="bold" style:font-size-complex="13pt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weight="normal" officeooo:rsid="001ff974" officeooo:paragraph-rsid="001ff974" style:font-size-asian="11.3500003814697pt" style:font-weight-asian="normal" style:font-size-complex="13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weight="normal" officeooo:rsid="0023ff26" officeooo:paragraph-rsid="0023ff26" style:font-size-asian="11.3500003814697pt" style:font-weight-asian="normal" style:font-size-complex="13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weight="normal" officeooo:rsid="00296a9c" officeooo:paragraph-rsid="00296a9c" style:font-size-asian="11.3500003814697pt" style:font-weight-asian="normal" style:font-size-complex="13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align="center" style:justify-single-word="false" fo:text-indent="0.4cm" style:auto-text-indent="false" fo:background-color="transparent"/>
      <style:text-properties fo:font-size="10pt" fo:font-weight="normal" officeooo:rsid="001e45a3" officeooo:paragraph-rsid="001e45a3" style:font-size-asian="8.75pt" style:font-weight-asian="normal" style:font-size-complex="10pt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4cm" style:auto-text-indent="false" style:page-number="auto" fo:background-color="transparent"/>
      <style:text-properties fo:font-size="13pt" fo:font-weight="bold" officeooo:rsid="00272806" officeooo:paragraph-rsid="00272806" style:font-size-asian="11.3500003814697pt" style:font-weight-asian="bold" style:font-size-complex="13pt" style:font-weight-complex="bold"/>
    </style:style>
    <style:style style:name="P2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4cm" style:auto-text-indent="false" style:page-number="auto" fo:background-color="transparent"/>
      <style:text-properties fo:font-size="13pt" fo:font-weight="bold" officeooo:rsid="00334aae" officeooo:paragraph-rsid="00334aae" style:font-size-asian="11.3500003814697pt" style:font-weight-asian="bold" style:font-size-complex="13pt" style:font-weight-complex="bold"/>
    </style:style>
    <style:style style:name="P27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officeooo:paragraph-rsid="00214dff"/>
    </style:style>
    <style:style style:name="P28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2f149b"/>
    </style:style>
    <style:style style:name="P29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officeooo:rsid="00214dff" officeooo:paragraph-rsid="00214dff"/>
    </style:style>
    <style:style style:name="P30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0214dff" officeooo:paragraph-rsid="00214dff"/>
    </style:style>
    <style:style style:name="P31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fo:font-weight="bold" officeooo:rsid="00214dff" officeooo:paragraph-rsid="00214dff" style:font-weight-asian="bold" style:font-weight-complex="bold"/>
    </style:style>
    <style:style style:name="P32" style:family="paragraph" style:parent-style-name="Standard">
      <loext:graphic-properties draw:fill="none"/>
      <style:paragraph-properties fo:text-align="start" style:justify-single-word="false" fo:background-color="transparent"/>
      <style:text-properties fo:font-weight="bold" officeooo:rsid="00214dff" officeooo:paragraph-rsid="00214dff" style:font-weight-asian="bold" style:font-weight-complex="bold"/>
    </style:style>
    <style:style style:name="P33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fo:font-size="13pt" fo:font-weight="bold" officeooo:rsid="00231397" officeooo:paragraph-rsid="00231397" style:font-size-asian="11.3500003814697pt" style:font-weight-asian="bold" style:font-size-complex="13pt" style:font-weight-complex="bold"/>
    </style:style>
    <style:style style:name="P34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fo:font-size="13pt" fo:font-weight="bold" officeooo:rsid="002bedaa" officeooo:paragraph-rsid="002bedaa" style:font-size-asian="11.3500003814697pt" style:font-weight-asian="bold" style:font-size-complex="13pt" style:font-weight-complex="bold"/>
    </style:style>
    <style:style style:name="P35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fo:font-size="13pt" fo:font-weight="bold" officeooo:rsid="002c8394" officeooo:paragraph-rsid="002c8394" style:font-size-asian="11.3500003814697pt" style:font-weight-asian="bold" style:font-size-complex="13pt" style:font-weight-complex="bold"/>
    </style:style>
    <style:style style:name="P36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3pt" fo:font-weight="bold" officeooo:rsid="002c8394" officeooo:paragraph-rsid="002c8394" style:font-size-asian="11.3500003814697pt" style:font-weight-asian="bold" style:font-size-complex="13pt" style:font-weight-complex="bold"/>
    </style:style>
    <style:style style:name="P37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fo:font-size="13pt" fo:font-weight="bold" officeooo:rsid="002e8a8e" officeooo:paragraph-rsid="002e8a8e" style:font-size-asian="11.3500003814697pt" style:font-weight-asian="bold" style:font-size-complex="13pt" style:font-weight-complex="bold"/>
    </style:style>
    <style:style style:name="P38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fo:font-size="13pt" fo:font-weight="bold" officeooo:rsid="002e8a8e" officeooo:paragraph-rsid="002e8ff7" style:font-size-asian="11.3500003814697pt" style:font-weight-asian="bold" style:font-size-complex="13pt" style:font-weight-complex="bold"/>
    </style:style>
    <style:style style:name="P39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3pt" fo:font-weight="bold" officeooo:rsid="002e8a8e" officeooo:paragraph-rsid="002e8a8e" style:font-size-asian="11.3500003814697pt" style:font-weight-asian="bold" style:font-size-complex="13pt" style:font-weight-complex="bold"/>
    </style:style>
    <style:style style:name="P40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fo:font-size="13pt" fo:font-weight="bold" officeooo:rsid="002f149b" officeooo:paragraph-rsid="002f149b" style:font-size-asian="11.3500003814697pt" style:font-weight-asian="bold" style:font-size-complex="13pt" style:font-weight-complex="bold"/>
    </style:style>
    <style:style style:name="P41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fo:font-size="13pt" fo:font-weight="bold" officeooo:rsid="002ff561" officeooo:paragraph-rsid="0032f268" style:font-size-asian="11.3500003814697pt" style:font-weight-asian="bold" style:font-size-complex="13pt" style:font-weight-complex="bold"/>
    </style:style>
    <style:style style:name="P42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3pt" fo:font-weight="bold" officeooo:rsid="002ff561" officeooo:paragraph-rsid="0032f268" style:font-size-asian="11.3500003814697pt" style:font-weight-asian="bold" style:font-size-complex="13pt" style:font-weight-complex="bold"/>
    </style:style>
    <style:style style:name="P43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fo:font-size="13pt" fo:font-weight="bold" officeooo:rsid="00334aae" officeooo:paragraph-rsid="00334aae" style:font-size-asian="11.3500003814697pt" style:font-weight-asian="bold" style:font-size-complex="13pt" style:font-weight-complex="bold"/>
    </style:style>
    <style:style style:name="P44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fo:font-size="13pt" fo:font-weight="bold" officeooo:rsid="00334aae" officeooo:paragraph-rsid="0034956b" style:font-size-asian="11.3500003814697pt" style:font-weight-asian="bold" style:font-size-complex="13pt" style:font-weight-complex="bold"/>
    </style:style>
    <style:style style:name="P45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font-size="13pt" fo:font-weight="normal" officeooo:rsid="00249f86" officeooo:paragraph-rsid="00249f86" style:font-size-asian="11.3500003814697pt" style:font-weight-asian="normal" style:font-size-complex="13pt" style:font-weight-complex="normal"/>
    </style:style>
    <style:style style:name="P46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font-size="13pt" fo:font-weight="normal" officeooo:rsid="0025e249" officeooo:paragraph-rsid="0025e249" style:font-size-asian="11.3500003814697pt" style:font-weight-asian="normal" style:font-size-complex="13pt" style:font-weight-complex="normal"/>
    </style:style>
    <style:style style:name="P47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size="13pt" fo:font-weight="normal" officeooo:rsid="00272806" officeooo:paragraph-rsid="00272806" style:font-size-asian="11.3500003814697pt" style:font-weight-asian="normal" style:font-size-complex="13pt" style:font-weight-complex="normal"/>
    </style:style>
    <style:style style:name="P48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3pt" fo:font-weight="normal" officeooo:rsid="00272806" officeooo:paragraph-rsid="00272806" style:font-size-asian="11.3500003814697pt" style:font-weight-asian="normal" style:font-size-complex="13pt" style:font-weight-complex="normal"/>
    </style:style>
    <style:style style:name="P49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fo:font-size="13pt" fo:font-weight="normal" officeooo:rsid="002cb6e8" officeooo:paragraph-rsid="002cb6e8" style:font-size-asian="11.3500003814697pt" style:font-weight-asian="normal" style:font-size-complex="13pt" style:font-weight-complex="normal"/>
    </style:style>
    <style:style style:name="P50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fo:font-size="13pt" fo:font-weight="normal" officeooo:rsid="002e8ff7" officeooo:paragraph-rsid="002e8ff7" style:font-size-asian="11.3500003814697pt" style:font-weight-asian="normal" style:font-size-complex="13pt" style:font-weight-complex="normal"/>
    </style:style>
    <style:style style:name="P51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fo:font-size="13pt" fo:font-weight="normal" officeooo:rsid="002e8ff7" officeooo:paragraph-rsid="0038ea28" style:font-size-asian="11.3500003814697pt" style:font-weight-asian="normal" style:font-size-complex="13pt" style:font-weight-complex="normal"/>
    </style:style>
    <style:style style:name="P52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fo:font-size="13pt" fo:font-weight="normal" officeooo:rsid="002e8ff7" officeooo:paragraph-rsid="003a1aa6" style:font-size-asian="11.3500003814697pt" style:font-weight-asian="normal" style:font-size-complex="13pt" style:font-weight-complex="normal"/>
    </style:style>
    <style:style style:name="P53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fo:font-size="13pt" fo:font-weight="normal" officeooo:rsid="002ff561" officeooo:paragraph-rsid="003a1aa6" style:font-size-asian="11.3500003814697pt" style:font-weight-asian="normal" style:font-size-complex="13pt" style:font-weight-complex="normal"/>
    </style:style>
    <style:style style:name="P54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3pt" fo:font-weight="normal" officeooo:rsid="002ff561" officeooo:paragraph-rsid="002ff561" style:font-size-asian="11.3500003814697pt" style:font-weight-asian="normal" style:font-size-complex="13pt" style:font-weight-complex="normal"/>
    </style:style>
    <style:style style:name="P55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rsid="0025e249" officeooo:paragraph-rsid="002f149b"/>
    </style:style>
    <style:style style:name="P56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rsid="00266783" officeooo:paragraph-rsid="002f149b"/>
    </style:style>
    <style:style style:name="P57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rsid="002669ed" officeooo:paragraph-rsid="002f149b"/>
    </style:style>
    <style:style style:name="P58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rsid="00272806" officeooo:paragraph-rsid="002f149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3ff26" style:font-style-asian="italic" style:font-style-complex="italic"/>
    </style:style>
    <style:style style:name="T4" style:family="text">
      <style:text-properties fo:font-style="italic" officeooo:rsid="002f149b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318703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32f268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23ff26" style:font-style-asian="normal" style:font-style-complex="normal"/>
    </style:style>
    <style:style style:name="T11" style:family="text">
      <style:text-properties fo:font-style="normal" officeooo:rsid="00249f86" style:font-style-asian="normal" style:font-style-complex="normal"/>
    </style:style>
    <style:style style:name="T12" style:family="text">
      <style:text-properties fo:font-style="normal" officeooo:rsid="00272806" style:font-style-asian="normal" style:font-style-complex="normal"/>
    </style:style>
    <style:style style:name="T13" style:family="text">
      <style:text-properties fo:font-style="normal" officeooo:rsid="00289d4d" style:font-style-asian="normal" style:font-style-complex="normal"/>
    </style:style>
    <style:style style:name="T14" style:family="text">
      <style:text-properties fo:font-style="normal" officeooo:rsid="002cb6e8" style:font-style-asian="normal" style:font-style-complex="normal"/>
    </style:style>
    <style:style style:name="T15" style:family="text">
      <style:text-properties fo:font-style="normal" officeooo:rsid="002f149b" style:font-style-asian="normal" style:font-style-complex="normal"/>
    </style:style>
    <style:style style:name="T16" style:family="text">
      <style:text-properties fo:font-style="normal" officeooo:rsid="0032f268" style:font-style-asian="normal" style:font-style-complex="normal"/>
    </style:style>
    <style:style style:name="T17" style:family="text">
      <style:text-properties fo:font-style="normal" officeooo:rsid="00334aae" style:font-style-asian="normal" style:font-style-complex="normal"/>
    </style:style>
    <style:style style:name="T18" style:family="text">
      <style:text-properties fo:font-style="normal" officeooo:rsid="0038ea28" style:font-style-asian="normal" style:font-style-complex="normal"/>
    </style:style>
    <style:style style:name="T19" style:family="text">
      <style:text-properties fo:font-style="normal" officeooo:rsid="003a1aa6" style:font-style-asian="normal" style:font-style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c8394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e8ff7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187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2f268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ff561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34956b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3599fc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373673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3f71cf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289d4d" style:font-style-asian="normal" style:font-weight-asian="bold" style:font-style-complex="normal" style:font-weight-complex="bold"/>
    </style:style>
    <style:style style:name="T32" style:family="text">
      <style:text-properties fo:font-style="normal" style:text-underline-style="none" style:font-style-asian="normal" style:font-style-complex="normal"/>
    </style:style>
    <style:style style:name="T33" style:family="text">
      <style:text-properties fo:font-style="normal" style:text-underline-style="none" officeooo:rsid="0029cdd2" style:font-style-asian="normal" style:font-style-complex="normal"/>
    </style:style>
    <style:style style:name="T34" style:family="text">
      <style:text-properties fo:font-style="normal" style:text-underline-style="none" officeooo:rsid="002b08cb" style:font-style-asian="normal" style:font-style-complex="normal"/>
    </style:style>
    <style:style style:name="T35" style:family="text">
      <style:text-properties fo:font-size="13pt" fo:font-style="normal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T36" style:family="text">
      <style:text-properties fo:font-size="13pt" fo:font-style="normal" fo:font-weight="normal" officeooo:rsid="00214dff" style:font-size-asian="11.3500003814697pt" style:font-style-asian="normal" style:font-weight-asian="normal" style:font-size-complex="13pt" style:font-style-complex="normal" style:font-weight-complex="normal"/>
    </style:style>
    <style:style style:name="T37" style:family="text">
      <style:text-properties fo:font-size="13pt" fo:font-style="normal" fo:font-weight="normal" officeooo:rsid="00229924" style:font-size-asian="11.3500003814697pt" style:font-style-asian="normal" style:font-weight-asian="normal" style:font-size-complex="13pt" style:font-style-complex="normal" style:font-weight-complex="normal"/>
    </style:style>
    <style:style style:name="T38" style:family="text">
      <style:text-properties fo:font-size="13pt" fo:font-style="normal" fo:font-weight="normal" officeooo:rsid="0025e249" style:font-size-asian="11.3500003814697pt" style:font-style-asian="normal" style:font-weight-asian="normal" style:font-size-complex="13pt" style:font-style-complex="normal" style:font-weight-complex="normal"/>
    </style:style>
    <style:style style:name="T39" style:family="text">
      <style:text-properties fo:font-size="13pt" fo:font-style="normal" fo:font-weight="normal" officeooo:rsid="00261fea" style:font-size-asian="11.3500003814697pt" style:font-style-asian="normal" style:font-weight-asian="normal" style:font-size-complex="13pt" style:font-style-complex="normal" style:font-weight-complex="normal"/>
    </style:style>
    <style:style style:name="T40" style:family="text">
      <style:text-properties fo:font-size="13pt" fo:font-style="normal" fo:font-weight="normal" officeooo:rsid="002669ed" style:font-size-asian="11.3500003814697pt" style:font-style-asian="normal" style:font-weight-asian="normal" style:font-size-complex="13pt" style:font-style-complex="normal" style:font-weight-complex="normal"/>
    </style:style>
    <style:style style:name="T41" style:family="text">
      <style:text-properties fo:font-size="13pt" fo:font-style="normal" fo:font-weight="normal" officeooo:rsid="002e8a8e" style:font-size-asian="11.3500003814697pt" style:font-style-asian="normal" style:font-weight-asian="normal" style:font-size-complex="13pt" style:font-style-complex="normal" style:font-weight-complex="normal"/>
    </style:style>
    <style:style style:name="T42" style:family="text">
      <style:text-properties fo:font-size="13pt" fo:font-style="normal" fo:font-weight="normal" officeooo:rsid="002f149b" style:font-size-asian="11.3500003814697pt" style:font-style-asian="normal" style:font-weight-asian="normal" style:font-size-complex="13pt" style:font-style-complex="normal" style:font-weight-complex="normal"/>
    </style:style>
    <style:style style:name="T43" style:family="text">
      <style:text-properties fo:font-size="13pt" fo:font-style="normal" fo:font-weight="normal" officeooo:rsid="0032f268" style:font-size-asian="11.3500003814697pt" style:font-style-asian="normal" style:font-weight-asian="normal" style:font-size-complex="13pt" style:font-style-complex="normal" style:font-weight-complex="normal"/>
    </style:style>
    <style:style style:name="T44" style:family="text">
      <style:text-properties fo:font-size="13pt" fo:font-style="normal" style:font-size-asian="11.3500003814697pt" style:font-style-asian="normal" style:font-size-complex="13pt" style:font-style-complex="normal"/>
    </style:style>
    <style:style style:name="T45" style:family="text">
      <style:text-properties fo:font-size="13pt" fo:font-style="normal" fo:font-weight="bold" style:font-size-asian="11.3500003814697pt" style:font-style-asian="normal" style:font-weight-asian="bold" style:font-size-complex="13pt" style:font-style-complex="normal" style:font-weight-complex="bold"/>
    </style:style>
    <style:style style:name="T46" style:family="text">
      <style:text-properties fo:font-size="13pt" fo:font-style="normal" fo:font-weight="bold" officeooo:rsid="00214dff" style:font-size-asian="11.3500003814697pt" style:font-style-asian="normal" style:font-weight-asian="bold" style:font-size-complex="13pt" style:font-style-complex="normal" style:font-weight-complex="bold"/>
    </style:style>
    <style:style style:name="T47" style:family="text">
      <style:text-properties fo:font-size="13pt" fo:font-style="italic" fo:font-weight="normal" officeooo:rsid="0025e249" style:font-size-asian="11.3500003814697pt" style:font-style-asian="italic" style:font-weight-asian="normal" style:font-size-complex="13pt" style:font-style-complex="italic" style:font-weight-complex="normal"/>
    </style:style>
    <style:style style:name="T48" style:family="text">
      <style:text-properties fo:font-size="13pt" fo:font-style="italic" fo:font-weight="normal" officeooo:rsid="002e8a8e" style:font-size-asian="11.3500003814697pt" style:font-style-asian="italic" style:font-weight-asian="normal" style:font-size-complex="13pt" style:font-style-complex="italic" style:font-weight-complex="normal"/>
    </style:style>
    <style:style style:name="T49" style:family="text">
      <style:text-properties fo:font-size="13pt" fo:font-weight="normal" officeooo:rsid="002e8ff7" style:font-size-asian="11.3500003814697pt" style:font-weight-asian="normal" style:font-size-complex="13pt" style:font-weight-complex="normal"/>
    </style:style>
    <style:style style:name="T50" style:family="text">
      <style:text-properties fo:font-size="13pt" fo:font-weight="bold" officeooo:rsid="002b08cb" style:font-size-asian="11.3500003814697pt" style:font-weight-asian="bold" style:font-size-complex="13pt" style:font-weight-complex="bold"/>
    </style:style>
    <style:style style:name="T51" style:family="text">
      <style:text-properties fo:font-size="13pt" fo:font-weight="bold" officeooo:rsid="002ff561" style:font-size-asian="11.3500003814697pt" style:font-weight-asian="bold" style:font-size-complex="13pt" style:font-weight-complex="bold"/>
    </style:style>
    <style:style style:name="T52" style:family="text">
      <style:text-properties fo:font-size="13pt" fo:font-weight="bold" officeooo:rsid="00334aae" style:font-size-asian="11.3500003814697pt" style:font-weight-asian="bold" style:font-size-complex="13pt" style:font-weight-complex="bold"/>
    </style:style>
    <style:style style:name="T53" style:family="text">
      <style:text-properties officeooo:rsid="0023ff26"/>
    </style:style>
    <style:style style:name="T54" style:family="text">
      <style:text-properties fo:font-size="14pt" fo:font-style="normal" fo:font-weight="bold" officeooo:rsid="00231397" style:font-size-asian="12.25pt" style:font-style-asian="normal" style:font-weight-asian="bold" style:font-size-complex="14pt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gular Expressions</text:p>
      <text:p text:style-name="P24"><text:a xlink:type="simple" xlink:href="https://www.hackerrank.com/challenges/js10-regexp-1/topics/javascript-regex" text:style-name="Internet_20_link" text:visited-style-name="Visited_20_Internet_20_Link">https://www.hackerrank.com/challenges/js10-regexp-1/topics/javascript-regex</text:a></text:p>
      <text:p text:style-name="P1"/>
      <text:p text:style-name="P6">RegEx:</text:p>
      <text:p text:style-name="P21">As RegEx, ou Regular Expressions são padrões que correspondem a certas combinações de caracteres numa String, <text:span text:style-name="T53">isto é, </text:span><text:span text:style-name="T10">fazem </text:span><text:span text:style-name="T3">match</text:span><text:span text:style-name="T10"> com elas.</text:span></text:p>
      <text:p text:style-name="P21">No Javascript, também são objetos.</text:p>
      <text:p text:style-name="P21"/>
      <text:p text:style-name="P21"/>
      <text:p text:style-name="P7">Criar uma RegEx:</text:p>
      <text:p text:style-name="P11"><text:span text:style-name="T1">As RegEx contém uma </text:span><text:span text:style-name="T5">patter string</text:span><text:span text:style-name="T20"> e, opcionalmente, uma </text:span><text:span text:style-name="T5">flag</text:span><text:span text:style-name="T20"> que indica de que forma é que a correspondência deve ser feita.</text:span></text:p>
      <text:p text:style-name="P11"><text:span text:style-name="T20"/></text:p>
      <text:p text:style-name="P12"><text:span text:style-name="T9">Métodos no JS:</text:span></text:p>
      <text:list xml:id="list3187772291" text:style-name="L1">
        <text:list-item>
          <text:p text:style-name="P27"><text:span text:style-name="T46">Regular Expression Literal: </text:span><text:span text:style-name="T36">Um padrão dentro de ‘/ /’ ( let regEx = /ab+c/ )</text:span></text:p>
        </text:list-item>
        <text:list-item>
          <text:p text:style-name="P29"><text:span text:style-name="T45">RegExp Object: </text:span><text:span text:style-name="T35">Um Objeto RegExp <text:tab/><text:tab/><text:tab/>( let regEx = new regExp(‘ab+c’) )</text:span></text:p>
        </text:list-item>
      </text:list>
      <text:p text:style-name="P30"><text:span text:style-name="T35"/></text:p>
      <text:p text:style-name="P2"><text:span text:style-name="T44">Flags:</text:span></text:p>
      <text:list xml:id="list2754715923" text:style-name="L2">
        <text:list-item>
          <text:p text:style-name="P31"><text:span text:style-name="T44">Regular Expression Literal: </text:span><text:span text:style-name="T35">/pattern/flags</text:span></text:p>
        </text:list-item>
        <text:list-item>
          <text:p text:style-name="P31"><text:span text:style-name="T44">RegExp Object: </text:span><text:span text:style-name="T35">new regExp(‘ab+c’, ‘</text:span><text:span text:style-name="T37">flag1</text:span><text:span text:style-name="T35">’, ‘</text:span><text:span text:style-name="T37">flag2</text:span><text:span text:style-name="T35">’, </text:span><text:span text:style-name="T37">etc.</text:span><text:span text:style-name="T35">) </text:span></text:p>
        </text:list-item>
      </text:list>
      <text:p text:style-name="P32"><text:span text:style-name="T35"/></text:p>
      <text:p text:style-name="P2"><text:span text:style-name="T35"/></text:p>
      <text:p text:style-name="P8"><text:span text:style-name="T9">Padrões e Flags de uma RegExp:</text:span></text:p>
      <text:p text:style-name="P13"><text:span text:style-name="T9"/></text:p>
      <text:p text:style-name="P13"><text:span text:style-name="T9">Flags:</text:span></text:p>
      <text:p text:style-name="P22"><text:span text:style-name="T9">Definem como é que o padrão específicado pode ser encontrado na String:</text:span></text:p>
      <text:list xml:id="list1320554122" text:style-name="L3">
        <text:list-item>
          <text:p text:style-name="P33"><text:span text:style-name="T20">g: Global match. </text:span><text:span text:style-name="T29">Faz match a todas as ocorrências do Padrão.</text:span></text:p>
        </text:list-item>
        <text:list-item>
          <text:p text:style-name="P33"><text:span text:style-name="T20">i: Ignore case.</text:span></text:p>
        </text:list-item>
        <text:list-item>
          <text:p text:style-name="P33"><text:span text:style-name="T20">m: Multiline.</text:span></text:p>
        </text:list-item>
        <text:list-item>
          <text:p text:style-name="P33"><text:span text:style-name="T20">u: Unicode. Trata o Padrão como pontos Unicode.</text:span></text:p>
        </text:list-item>
        <text:list-item>
          <text:p text:style-name="P33"><text:span text:style-name="T20">y: Sticky. Apenas faz </text:span><text:span text:style-name="T5">match</text:span><text:span text:style-name="T20"> a partir do index indicado pela propriedade lastIndex da RegEx.</text:span></text:p>
        </text:list-item>
      </text:list>
      <text:p text:style-name="P9"/>
      <text:p text:style-name="P14"><text:span text:style-name="T9"/></text:p>
      <text:p text:style-name="P14"><text:span text:style-name="T10">Character Classes</text:span><text:span text:style-name="T9">:</text:span></text:p>
      <text:p text:style-name="P22"><text:span text:style-name="T9">Fazem </text:span><text:span text:style-name="T2">match</text:span><text:span text:style-name="T9"> </text:span><text:span text:style-name="T11">com um conjunto de caracteres:</text:span></text:p>
      <text:list xml:id="list580458369" text:style-name="L4">
        <text:list-item>
          <text:p text:style-name="P45"><text:span text:style-name="T9">[a-f] → Faz </text:span><text:span text:style-name="T2">match</text:span><text:span text:style-name="T9"> com qualquer letra de ‘</text:span><text:span text:style-name="T30">a</text:span><text:span text:style-name="T9">’ a ‘</text:span><text:span text:style-name="T30">f</text:span><text:span text:style-name="T9">’, minúsculo</text:span></text:p>
        </text:list-item>
        <text:list-item>
          <text:p text:style-name="P46"><text:span text:style-name="T9">Classes Predefinidas:</text:span></text:p>
          <text:list>
            <text:list-item>
              <text:p text:style-name="P28"><text:span text:style-name="T38">. → </text:span><text:span text:style-name="T41">Faz </text:span><text:span text:style-name="T48">match</text:span><text:span text:style-name="T41"> </text:span><text:span text:style-name="T42">a um</text:span><text:span text:style-name="T38"> caracter exceto </text:span><text:span text:style-name="T47">line terminators</text:span><text:span text:style-name="T38"> </text:span><text:span text:style-name="T39">(como newline)</text:span><text:span text:style-name="T38">.</text:span></text:p>
            </text:list-item>
            <text:list-item>
              <text:p text:style-name="P55"><text:span text:style-name="T35">\d → </text:span><text:span text:style-name="T41">Faz </text:span><text:span text:style-name="T48">match</text:span><text:span text:style-name="T41"> </text:span><text:span text:style-name="T42">a um</text:span><text:span text:style-name="T35"> dígito (isto é, [0-9]).</text:span></text:p>
            </text:list-item>
            <text:list-item>
              <text:p text:style-name="P56"><text:span text:style-name="T35">\D → </text:span><text:span text:style-name="T41">Faz </text:span><text:span text:style-name="T48">match</text:span><text:span text:style-name="T41"> </text:span><text:span text:style-name="T42">a um</text:span><text:span text:style-name="T35"> não-dígito </text:span><text:span text:style-name="T40">(isto é, [^0-9])</text:span></text:p>
            </text:list-item>
            <text:list-item>
              <text:p text:style-name="P57"><text:span text:style-name="T35">\w → </text:span><text:span text:style-name="T41">Faz </text:span><text:span text:style-name="T48">match</text:span><text:span text:style-name="T41"> </text:span><text:span text:style-name="T42">a um</text:span><text:span text:style-name="T35"> alphanumérico ou underscore (isto é, [A-Za-z0-9_])</text:span></text:p>
            </text:list-item>
            <text:list-item>
              <text:p text:style-name="P58"><text:span text:style-name="T35">\W → </text:span><text:span text:style-name="T41">Faz </text:span><text:span text:style-name="T48">match</text:span><text:span text:style-name="T41"> </text:span><text:span text:style-name="T42">a um </text:span><text:span text:style-name="T35">não alphanumérico ou underscore (</text:span><text:span text:style-name="T40">isto é, [</text:span><text:span text:style-name="T35">^</text:span><text:span text:style-name="T40">A-Za-z0-9_]</text:span><text:span text:style-name="T35">)</text:span></text:p>
            </text:list-item>
            <text:list-item>
              <text:p text:style-name="P58"><text:span text:style-name="T35">\s → </text:span><text:span text:style-name="T41">Faz </text:span><text:span text:style-name="T48">match</text:span><text:span text:style-name="T41"> </text:span><text:span text:style-name="T42">a um </text:span><text:span text:style-name="T35">whitespace, inlcui o espaço, tab, etc.</text:span></text:p>
            </text:list-item>
            <text:list-item>
              <text:p text:style-name="P58"><text:span text:style-name="T35">\S → </text:span><text:span text:style-name="T41">Faz </text:span><text:span text:style-name="T48">match</text:span><text:span text:style-name="T41"> </text:span><text:span text:style-name="T42">a um</text:span><text:span text:style-name="T35"> não-whitespace (isto é, [^\w])</text:span></text:p>
            </text:list-item>
          </text:list>
        </text:list-item>
      </text:list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oft-page-break/><text:span text:style-name="T10">Character </text:span><text:span text:style-name="T12">Sets</text:span><text:span text:style-name="T20">:</text:span></text:p>
      <text:p text:style-name="P25"><text:span text:style-name="T9">Conjuntos de caracteres:</text:span></text:p>
      <text:list xml:id="list2687431009" text:style-name="L5">
        <text:list-item>
          <text:p text:style-name="P47"><text:span text:style-name="T9">[abcdef] → Faz </text:span><text:span text:style-name="T2">match</text:span><text:span text:style-name="T9"> com qualquer caracter do conjunto {a, b, c, d, e, f} (=[a-f])</text:span></text:p>
        </text:list-item>
        <text:list-item>
          <text:p text:style-name="P47"><text:span text:style-name="T9">[^abcdef] → Faz </text:span><text:span text:style-name="T2">match</text:span><text:span text:style-name="T9"> com qualquer caracter que não esteja no conju</text:span><text:span text:style-name="T13">nto.</text:span></text:p>
        </text:list-item>
      </text:list>
      <text:p text:style-name="P48"><text:span text:style-name="T13"/></text:p>
      <text:p text:style-name="P3"><text:span text:style-name="T31">A</text:span><text:span text:style-name="T30">lteração (OU):</text:span><text:span text:style-name="T9"> Usamos o símbolo | como OU ([a|b]→Faz </text:span><text:span text:style-name="T8">match </text:span><text:span text:style-name="T32">com ‘a’ </text:span><text:span text:style-name="T33">ou</text:span><text:span text:style-name="T32"> ‘b’, o que </text:span><text:span text:style-name="T34">estiver</text:span><text:span text:style-name="T32"> 1º</text:span><text:span text:style-name="T9">)</text:span></text:p>
      <text:p text:style-name="P23"><text:span text:style-name="T9"/></text:p>
      <text:p text:style-name="P16"><text:span text:style-name="T9">Limites </text:span><text:span text:style-name="T14">(Boundaries)</text:span><text:span text:style-name="T9">: </text:span><text:span text:style-name="T23">Limitam a que pode fazer </text:span><text:span text:style-name="T6">match</text:span><text:span text:style-name="T23"> o que vêm a seguir</text:span></text:p>
      <text:list xml:id="list2783914014" text:style-name="L6">
        <text:list-item>
          <text:p text:style-name="P34"><text:span text:style-name="T20">^→ Início do input, se a flag ‘multiline’ for true, também faz </text:span><text:span text:style-name="T5">match</text:span><text:span text:style-name="T20"> logo após um line break.</text:span></text:p>
        </text:list-item>
        <text:list-item>
          <text:p text:style-name="P34"><text:span text:style-name="T20">$→ Fim do input, se a flag ‘multiline’ for true, também faz </text:span><text:span text:style-name="T5">match</text:span><text:span text:style-name="T20"> logo antes </text:span><text:span text:style-name="T21">de </text:span><text:span text:style-name="T20">um line break.</text:span></text:p>
        </text:list-item>
        <text:list-item>
          <text:p text:style-name="P35"><text:span text:style-name="T20">\b → Um limite de comprimento 0 entre palavras, como entre uma letra e um espaço.</text:span></text:p>
        </text:list-item>
        <text:list-item>
          <text:p text:style-name="P35"><text:span text:style-name="T20">\B → Um limite de comprimento 0 dentro de palavras, como entre letras ou entre espaços.</text:span></text:p>
        </text:list-item>
        <text:list-item>
          <text:p text:style-name="P40"><text:span text:style-name="T20">(\símbolo → Faz </text:span><text:span text:style-name="T5">match</text:span><text:span text:style-name="T20"> a … )</text:span></text:p>
        </text:list-item>
      </text:list>
      <text:p text:style-name="P36"><text:span text:style-name="T20"/></text:p>
      <text:p text:style-name="P4"><text:span text:style-name="T9">Grouping and Back references:</text:span></text:p>
      <text:list xml:id="list2457909221" text:style-name="L7">
        <text:list-item>
          <text:p text:style-name="P49"><text:span text:style-name="T9">(a) → Faz </text:span><text:span text:style-name="T2">match</text:span><text:span text:style-name="T9"> com ‘a’ e lembra-se da </text:span><text:span text:style-name="T2">match</text:span><text:span text:style-name="T9">.</text:span></text:p>
        </text:list-item>
        <text:list-item>
          <text:p text:style-name="P49"><text:span text:style-name="T9">(?:a) → Faz </text:span><text:span text:style-name="T2">match</text:span><text:span text:style-name="T9"> com ‘a’ e não se lembra da </text:span><text:span text:style-name="T2">match</text:span><text:span text:style-name="T9">.</text:span></text:p>
        </text:list-item>
        <text:list-item>
          <text:p text:style-name="P49"><text:span text:style-name="T9">\n <text:s/>→ <text:s/>n é um número natural, uma referência à última substring que fez </text:span><text:span text:style-name="T2">match</text:span><text:span text:style-name="T9"> a nº paretensis <text:s text:c="2"/><text:tab/>na RegEx.</text:span></text:p>
        </text:list-item>
      </text:list>
      <text:p text:style-name="P17"><text:span text:style-name="T20"/></text:p>
      <text:p text:style-name="P18"><text:span text:style-name="T9">Quantificadores:</text:span></text:p>
      <text:list xml:id="list4102591686" text:style-name="L8">
        <text:list-item>
          <text:p text:style-name="P37"><text:span text:style-name="T20">a* →</text:span><text:span text:style-name="T22"> </text:span><text:span text:style-name="T20">Faz </text:span><text:span text:style-name="T5">match</text:span><text:span text:style-name="T20"> 0 ou mais vezes ao ‘a’.</text:span></text:p>
        </text:list-item>
        <text:list-item>
          <text:p text:style-name="P37"><text:span text:style-name="T20">a+ → Faz </text:span><text:span text:style-name="T5">match</text:span><text:span text:style-name="T20"> 1 ou mais vezes ao ‘a’.</text:span></text:p>
        </text:list-item>
        <text:list-item>
          <text:p text:style-name="P38"><text:span text:style-name="T20">a? →</text:span><text:span text:style-name="T22"> </text:span><text:span text:style-name="T20">Faz </text:span><text:span text:style-name="T5">match</text:span><text:span text:style-name="T20"> 0 ou 1 vezes ao ‘a’.</text:span></text:p>
        </text:list-item>
        <text:list-item>
          <text:p text:style-name="P38"><text:span text:style-name="T20">a{n} →</text:span><text:span text:style-name="T22"> </text:span><text:span text:style-name="T20">Faz </text:span><text:span text:style-name="T5">match</text:span><text:span text:style-name="T20"> exatamente n vezes ao ‘a’.</text:span></text:p>
        </text:list-item>
        <text:list-item>
          <text:p text:style-name="P38"><text:span text:style-name="T20">a{n,} →</text:span><text:span text:style-name="T22"> </text:span><text:span text:style-name="T20">Faz </text:span><text:span text:style-name="T5">match</text:span><text:span text:style-name="T20"> pelo menos n vezes ao ‘a’.</text:span></text:p>
        </text:list-item>
        <text:list-item>
          <text:p text:style-name="P38"><text:span text:style-name="T20">a{n,m} →</text:span><text:span text:style-name="T22"> </text:span><text:span text:style-name="T20">Faz </text:span><text:span text:style-name="T5">match</text:span><text:span text:style-name="T20"> entre n e m vezes ao ‘a’.</text:span></text:p>
        </text:list-item>
        <text:list-item>
          <text:p text:style-name="P37"><text:span text:style-name="T20">(Os ‘a’ têm de estar seguidos).</text:span></text:p>
        </text:list-item>
      </text:list>
      <text:p text:style-name="P39"><text:span text:style-name="T20"/></text:p>
      <text:p text:style-name="P19"><text:span text:style-name="T9">Asserções:</text:span></text:p>
      <text:list xml:id="list4142684625" text:style-name="L9">
        <text:list-item>
          <text:p text:style-name="P50"><text:span text:style-name="T9">a(?=b) → </text:span><text:span text:style-name="T15">Faz </text:span><text:span text:style-name="T4">match</text:span><text:span text:style-name="T15"> ao ‘a’ só se este estiver seguido de um ‘b’.</text:span></text:p>
        </text:list-item>
        <text:list-item>
          <text:p text:style-name="P51"><text:span text:style-name="T15">a(?</text:span><text:span text:style-name="T18">&lt;</text:span><text:span text:style-name="T15">=b) → Faz </text:span><text:span text:style-name="T4">match</text:span><text:span text:style-name="T15"> ao ‘a’ só se este estiver </text:span><text:span text:style-name="T18">precedido</text:span><text:span text:style-name="T15"> de um ‘b’.</text:span></text:p>
        </text:list-item>
        <text:list-item>
          <text:p text:style-name="P53"><text:span text:style-name="T15">a</text:span><text:span text:style-name="T9">(?!b) → Faz</text:span><text:span text:style-name="T2"> match</text:span><text:span text:style-name="T9"> ao ‘a’ só se este não estiver seguido de um ‘b’.</text:span></text:p>
        </text:list-item>
        <text:list-item>
          <text:p text:style-name="P52"><text:span text:style-name="T15">a(?</text:span><text:span text:style-name="T18">&lt;!</text:span><text:span text:style-name="T15">b) → Faz </text:span><text:span text:style-name="T4">match</text:span><text:span text:style-name="T15"> ao ‘a’ só se este </text:span><text:span text:style-name="T19">não</text:span><text:span text:style-name="T15"> estiver </text:span><text:span text:style-name="T18">precedido</text:span><text:span text:style-name="T15"> de um ‘b’.</text:span></text:p>
        </text:list-item>
      </text:list>
      <text:p text:style-name="P54"><text:span text:style-name="T9"/></text:p>
      <text:p text:style-name="P19"><text:span text:style-name="T9"/></text:p>
      <text:p text:style-name="P10"><text:span text:style-name="T9">Usar RegEx:</text:span></text:p>
      <text:p text:style-name="P20"><text:span text:style-name="T9">Métodos </text:span><text:span text:style-name="T17">das </text:span><text:span text:style-name="T9">RegExp:</text:span></text:p>
      <text:list xml:id="list389247563" text:style-name="L10">
        <text:list-item>
          <text:p text:style-name="P41"><text:span text:style-name="T20">regEx.test(string) → Devolve true se o padrão foi encontrado, senão, false.</text:span></text:p>
        </text:list-item>
        <text:list-item>
          <text:p text:style-name="P41"><text:span text:style-name="T20">regEx.</text:span><text:span text:style-name="T24">exec</text:span><text:span text:style-name="T20">(string) → Devolve </text:span><text:span text:style-name="T24">um array com as </text:span><text:span text:style-name="T7">matches</text:span><text:span text:style-name="T24">, ou null.</text:span></text:p>
        </text:list-item>
      </text:list>
      <text:p text:style-name="P42"><text:span text:style-name="T24"/></text:p>
      <text:p text:style-name="P26"><text:span text:style-name="T16">M</text:span><text:span text:style-name="T9">étodos das Strings:</text:span></text:p>
      <text:list xml:id="list203711251137865" text:continue-numbering="true" text:style-name="L10">
        <text:list-item>
          <text:p text:style-name="P43"><text:span text:style-name="T24">s</text:span><text:span text:style-name="T20">tring.match(regEx) →</text:span><text:span text:style-name="T25"> Devolve </text:span><text:span text:style-name="T24">um array com as </text:span><text:span text:style-name="T7">matches</text:span><text:span text:style-name="T24">, ou null.</text:span></text:p>
        </text:list-item>
        <text:list-item>
          <text:p text:style-name="P44"><text:span text:style-name="T24">string.</text:span><text:span text:style-name="T20">search</text:span><text:span text:style-name="T24">(regEx) →</text:span><text:span text:style-name="T25"> Devolve </text:span><text:span text:style-name="T20">o index da 1ª </text:span><text:span text:style-name="T5">match</text:span><text:span text:style-name="T20"> da regEx, se não encontrar, devolve -1.</text:span></text:p>
        </text:list-item>
        <text:list-item>
          <text:p text:style-name="P44"><text:span text:style-name="T24">s</text:span><text:span text:style-name="T20">tring.</text:span><text:span text:style-name="T26">split</text:span><text:span text:style-name="T20">(regEx) →</text:span><text:span text:style-name="T25"> Devolve </text:span><text:span text:style-name="T24">um array com </text:span><text:span text:style-name="T26">substrings, separadas usando a regEx.</text:span></text:p>
        </text:list-item>
        <text:list-item>
          <text:p text:style-name="P44"><text:span text:style-name="T24">string.</text:span><text:span text:style-name="T27">replace</text:span><text:span text:style-name="T24">(regEx, </text:span><text:span text:style-name="T28">replacement</text:span><text:span text:style-name="T24">) →</text:span><text:span text:style-name="T25"> Devolve </text:span><text:span text:style-name="T24">um</text:span><text:span text:style-name="T28">a string em que todas (ou apenas algumas) <text:tab/><text:tab/><text:tab/><text:tab/><text:tab/><text:tab/> <text:s text:c="6"/>ocorrências da regEx (ou string) são substituidas pelo <text:tab/><text:tab/><text:tab/><text:tab/><text:tab/><text:tab/> <text:s text:c="6"/>replacement, que pode ser uma string ou funçã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eu_20_estilo_20_1" style:display-name="Meu estilo 1" style:family="paragraph" style:parent-style-name="Standard">
      <loext:graphic-properties draw:fill="none" draw:fill-color="#729fcf"/>
      <style:paragraph-properties fo:margin-left="0cm" fo:margin-right="0cm" fo:text-indent="0.199cm" style:auto-text-indent="false" fo:background-color="transparent"/>
      <style:text-properties officeooo:rsid="001b242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58cm" fo:margin-right="1.0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1T10:30:09.838000000</meta:creation-date>
    <meta:generator>LibreOffice/6.0.7.3$Windows_X86_64 LibreOffice_project/dc89aa7a9eabfd848af146d5086077aeed2ae4a5</meta:generator>
    <meta:editing-duration>PT9H53M45S</meta:editing-duration>
    <meta:editing-cycles>36</meta:editing-cycles>
    <dc:title>Base</dc:title>
    <dc:date>2020-10-11T20:37:10.337000000</dc:date>
    <meta:document-statistic meta:table-count="0" meta:image-count="0" meta:object-count="0" meta:page-count="2" meta:paragraph-count="69" meta:word-count="708" meta:character-count="3778" meta:non-whitespace-character-count="3149"/>
    <meta:template xlink:type="simple" xlink:actuate="onRequest" xlink:title="Base" xlink:href="../../../../../../AppData/Roaming/LibreOffice/4/user/template/Base1.ott" meta:date="2020-10-11T10:30:09.649000000"/>
  </office:meta>
</office:document-meta>
</file>